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13.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style:style style:name="gr4"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4" xml:id="shape-13" draw:id="shape-13" draw:z-index="1" svg:width="244.05684784164pt" svg:height="69.92640022429pt" text:anchor-type="as-char"><draw:image xlink:type="simple" xlink:show="embed" xlink:actuate="onLoad" xlink:href="Pictures/image13.png"/></draw:frame></text:p>
      <text:p text:style-name="P17"/>
      <text:p text:style-name="P17"/>
      <text:p text:style-name="P17"/>
      <text:p text:style-name="P18"/>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76</meta:editing-cycles>
    <dc:date>2022-03-31T15:26:57</dc:date>
    <meta:creation-date>2008-08-22T11:41:04</meta:creation-date>
  </office:meta>
</office:document-meta>
</file>